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OpenSymbol" svg:font-family="OpenSymbol"/>
    <style:font-face style:name="monospace" svg:font-family="monospace, monospace"/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line-height="160%" fo:orphans="2" fo:widows="2" fo:background-color="#f8f9fa" fo:padding="0.049cm" fo:border="0.002cm solid #2f6fab" style:writing-mode="lr-tb">
        <style:background-image/>
      </style:paragraph-properties>
      <style:text-properties fo:font-variant="normal" fo:text-transform="none" fo:color="#000000" style:font-name="monospace" fo:font-size="11.25pt" fo:letter-spacing="normal" fo:language="pl" fo:country="PL" fo:font-style="normal" fo:font-weight="normal" fo:background-color="#f8f8f8"/>
    </style:style>
    <style:style style:name="P2" style:family="paragraph" style:parent-style-name="Preformatted_20_Text">
      <style:paragraph-properties fo:margin-top="0cm" fo:margin-bottom="0.499cm" fo:line-height="160%" fo:orphans="2" fo:widows="2" fo:background-color="#f8f9fa" fo:padding="0.049cm" fo:border="0.002cm solid #2f6fab" style:writing-mode="lr-tb">
        <style:background-image/>
      </style:paragraph-properties>
    </style:style>
    <style:style style:name="P3" style:family="paragraph" style:parent-style-name="Preformatted_20_Text">
      <style:paragraph-properties fo:line-height="160%" fo:orphans="2" fo:widows="2" fo:background-color="#f8f9fa" fo:padding="0.049cm" fo:border="0.002cm solid #2f6fab" style:writing-mode="lr-tb">
        <style:background-image/>
      </style:paragraph-properties>
      <style:text-properties fo:font-variant="normal" fo:text-transform="none" fo:color="#000000" style:font-name="monospace" fo:font-size="11.25pt" fo:letter-spacing="normal" fo:language="pl" fo:country="PL" fo:font-style="normal" fo:font-weight="normal" fo:background-color="#f8f8f8"/>
    </style:style>
    <style:style style:name="P4" style:family="paragraph" style:parent-style-name="Preformatted_20_Text">
      <style:paragraph-properties fo:line-height="160%" fo:orphans="2" fo:widows="2" fo:background-color="#f8f9fa" fo:padding="0.049cm" fo:border="0.002cm solid #2f6fab" style:writing-mode="lr-tb">
        <style:background-image/>
      </style:paragraph-properties>
      <style:text-properties fo:font-variant="normal" fo:text-transform="none" fo:color="#000000" fo:letter-spacing="normal" fo:background-color="#f8f8f8"/>
    </style:style>
    <style:style style:name="P5" style:family="paragraph" style:parent-style-name="Heading_20_3">
      <style:paragraph-properties fo:margin-left="0cm" fo:margin-right="0cm" fo:margin-top="0cm" fo:margin-bottom="0cm" fo:line-height="160%" fo:orphans="2" fo:widows="2" fo:text-indent="0cm" style:auto-text-indent="false" fo:padding="0cm" fo:border="none"/>
    </style:style>
    <style:style style:name="P6" style:family="paragraph" style:parent-style-name="Text_20_body">
      <style:text-properties fo:font-variant="normal" fo:text-transform="none" fo:color="#222222" style:font-name="sans-serif" fo:letter-spacing="normal" fo:font-style="normal" fo:font-weight="normal" style:font-name-asian="sans-serif" style:font-style-asian="normal" style:font-weight-asian="normal" style:font-name-complex="sans-serif" style:font-style-complex="normal" style:font-weight-complex="normal"/>
    </style:style>
    <style:style style:name="P7" style:family="paragraph" style:parent-style-name="Text_20_body">
      <style:paragraph-properties fo:line-height="160%" fo:orphans="2" fo:widows="2"/>
    </style:style>
    <style:style style:name="P8" style:family="paragraph" style:parent-style-name="Text_20_body">
      <style:paragraph-properties fo:margin-left="0cm" fo:margin-right="0cm" fo:line-height="160%" fo:orphans="2" fo:widows="2" fo:text-indent="0cm" style:auto-text-indent="false"/>
      <style:text-properties fo:font-variant="normal" fo:text-transform="none" fo:color="#222222" style:font-name="sans-serif" fo:letter-spacing="normal" fo:language="pl" fo:country="PL" fo:font-style="normal" fo:font-weight="normal"/>
    </style:style>
    <style:style style:name="P9" style:family="paragraph" style:parent-style-name="Text_20_body">
      <style:paragraph-properties fo:margin-left="0cm" fo:margin-right="0cm" fo:line-height="160%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fo:line-height="160%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fo:line-height="160%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1">
      <style:paragraph-properties fo:margin-top="0cm" fo:margin-bottom="0cm" fo:line-height="160%" fo:text-align="start" style:justify-single-word="false" fo:orphans="2" fo:widows="2" fo:padding="0cm" fo:border="none"/>
    </style:style>
    <style:style style:name="P13" style:family="paragraph" style:parent-style-name="Text_20_body">
      <style:paragraph-properties fo:margin-top="0cm" fo:margin-bottom="0.132cm" fo:line-height="160%" fo:orphans="2" fo:widows="2"/>
    </style:style>
    <style:style style:name="T1" style:family="text">
      <style:text-properties fo:color="#0b0080" style:text-line-through-style="none" style:text-underline-style="none" style:text-blinking="false"/>
    </style:style>
    <style:style style:name="T2" style:family="text">
      <style:text-properties fo:font-variant="normal" fo:text-transform="none" fo:color="#222222" style:font-name="sans-serif" fo:letter-spacing="normal" fo:language="pl" fo:country="PL" fo:font-style="normal" fo:font-weight="normal"/>
    </style:style>
    <style:style style:name="T3" style:family="text">
      <style:text-properties fo:font-variant="normal" fo:text-transform="none" fo:color="#222222" style:font-name="sans-serif" fo:letter-spacing="normal" fo:language="pl" fo:country="PL" fo:font-style="normal" fo:font-weight="normal" style:font-name-asian="sans-serif" style:font-style-asian="normal" style:font-weight-asian="normal" style:font-name-complex="sans-serif" style:font-style-complex="normal" style:font-weight-complex="normal"/>
    </style:style>
    <style:style style:name="T4" style:family="text">
      <style:text-properties fo:font-variant="normal" fo:text-transform="none" fo:color="#222222" style:font-name="sans-serif" fo:letter-spacing="normal" fo:language="pl" fo:country="PL" fo:font-style="normal" fo:font-weight="normal" style:font-name-asian="sans-serif" style:language-asian="pl" style:country-asian="PL" style:font-style-asian="normal" style:font-weight-asian="normal" style:font-name-complex="sans-serif" style:language-complex="pl" style:country-complex="PL" style:font-style-complex="normal" style:font-weight-complex="normal"/>
    </style:style>
    <style:style style:name="T5" style:family="text">
      <style:text-properties fo:font-variant="normal" fo:text-transform="none" fo:color="#222222" style:font-name="sans-serif" fo:letter-spacing="normal" fo:language="pl" fo:country="PL" fo:font-style="normal" fo:font-weight="bold"/>
    </style:style>
    <style:style style:name="T6" style:family="text">
      <style:text-properties fo:font-variant="normal" fo:text-transform="none" fo:color="#222222" style:font-name="sans-serif" fo:font-size="12pt" fo:letter-spacing="normal" fo:language="pl" fo:country="PL" fo:font-style="normal" fo:font-weight="normal" style:font-name-asian="sans-serif" style:language-asian="pl" style:country-asian="PL" style:font-style-asian="normal" style:font-weight-asian="normal" style:font-name-complex="sans-serif" style:language-complex="pl" style:country-complex="PL" style:font-style-complex="normal" style:font-weight-complex="normal"/>
    </style:style>
    <style:style style:name="T7" style:family="text">
      <style:text-properties fo:font-variant="normal" fo:text-transform="none" fo:color="#222222" style:text-line-through-style="none" style:font-name="sans-serif" fo:font-size="9.75pt" fo:letter-spacing="normal" fo:language="pl" fo:country="PL" fo:font-style="normal" style:text-underline-style="solid" style:text-underline-width="auto" style:text-underline-color="font-color" fo:font-weight="normal" style:text-blinking="false"/>
    </style:style>
    <style:style style:name="T8" style:family="text">
      <style:text-properties fo:font-variant="normal" fo:text-transform="none" fo:color="#222222" style:text-line-through-style="none" style:font-name="sans-serif" fo:font-size="12pt" fo:letter-spacing="normal" fo:language="pl" fo:country="PL" fo:font-style="normal" style:text-underline-style="none" fo:font-weight="normal" style:text-blinking="false" style:font-name-asian="sans-serif" style:language-asian="pl" style:country-asian="PL" style:font-style-asian="normal" style:font-weight-asian="normal" style:font-name-complex="sans-serif" style:language-complex="pl" style:country-complex="PL" style:font-style-complex="normal" style:font-weight-complex="normal"/>
    </style:style>
    <style:style style:name="T9" style:family="text">
      <style:text-properties fo:font-variant="normal" fo:text-transform="none" fo:color="#663366" style:text-line-through-style="none" style:font-name="sans-serif" fo:letter-spacing="normal" fo:language="pl" fo:country="PL" fo:font-style="normal" style:text-underline-style="none" fo:font-weight="normal" style:text-blinking="false" fo:background-color="transparent" style:font-name-asian="sans-serif" style:font-style-asian="normal" style:font-weight-asian="normal" style:font-name-complex="sans-serif" style:font-style-complex="normal" style:font-weight-complex="normal"/>
    </style:style>
    <style:style style:name="T10" style:family="text">
      <style:text-properties fo:font-variant="normal" fo:text-transform="none" fo:color="#0b0080" style:text-line-through-style="none" style:font-name="sans-serif" fo:font-size="9.75pt" fo:letter-spacing="normal" fo:language="pl" fo:country="PL" fo:font-style="normal" style:text-underline-style="solid" style:text-underline-width="auto" style:text-underline-color="font-color" fo:font-weight="normal" style:text-blinking="false"/>
    </style:style>
    <style:style style:name="T11" style:family="text">
      <style:text-properties fo:font-variant="normal" fo:text-transform="none" fo:color="#0b0080" style:text-line-through-style="none" style:font-name="sans-serif" fo:font-size="12pt" fo:letter-spacing="normal" fo:language="pl" fo:country="PL" fo:font-style="normal" style:text-underline-style="none" fo:font-weight="normal" style:text-blinking="false"/>
    </style:style>
    <style:style style:name="T12" style:family="text">
      <style:text-properties fo:font-variant="normal" fo:text-transform="none" fo:color="#000000" style:font-name="sans-serif" fo:letter-spacing="normal" fo:language="pl" fo:country="PL" fo:font-style="normal" fo:font-weight="bold"/>
    </style:style>
    <style:style style:name="T13" style:family="text">
      <style:text-properties fo:font-variant="normal" fo:text-transform="none" fo:color="#000000" style:font-name="Linux Libertine" fo:letter-spacing="normal" fo:language="pl" fo:country="PL" fo:font-style="normal" fo:font-weight="normal"/>
    </style:style>
    <style:style style:name="T14" style:family="text">
      <style:text-properties fo:font-variant="normal" fo:text-transform="none" fo:color="#000000" style:font-name="monospace" fo:font-size="11.25pt" fo:letter-spacing="normal" fo:language="pl" fo:country="PL" fo:font-style="normal" fo:font-weight="normal" fo:background-color="#f8f8f8"/>
    </style:style>
    <style:style style:name="T15" style:family="text">
      <style:text-properties fo:font-variant="normal" fo:text-transform="none" fo:color="#54595d" style:font-name="sans-serif" fo:font-size="12pt" fo:letter-spacing="normal" fo:language="pl" fo:country="PL" fo:font-style="normal" fo:font-weight="normal"/>
    </style:style>
    <style:style style:name="T16" style:family="text">
      <style:text-properties fo:font-variant="normal" fo:text-transform="none" fo:color="#408080" style:font-name="monospace" fo:font-size="11.25pt" fo:letter-spacing="normal" fo:language="pl" fo:country="PL" fo:font-style="italic" fo:font-weight="normal" fo:background-color="#f8f8f8"/>
    </style:style>
    <style:style style:name="T17" style:family="text">
      <style:text-properties fo:font-variant="normal" fo:text-transform="none" fo:color="#008000" style:font-name="monospace" fo:font-size="11.25pt" fo:letter-spacing="normal" fo:language="pl" fo:country="PL" fo:font-style="normal" fo:font-weight="bold" fo:background-color="#f8f8f8"/>
    </style:style>
    <style:style style:name="T18" style:family="text">
      <style:text-properties fo:font-variant="normal" fo:text-transform="none" fo:color="#7d9029" style:font-name="monospace" fo:font-size="11.25pt" fo:letter-spacing="normal" fo:language="pl" fo:country="PL" fo:font-style="normal" fo:font-weight="normal" fo:background-color="#f8f8f8"/>
    </style:style>
    <style:style style:name="T19" style:family="text">
      <style:text-properties fo:font-variant="normal" fo:text-transform="none" fo:color="#666666" style:font-name="monospace" fo:font-size="11.25pt" fo:letter-spacing="normal" fo:language="pl" fo:country="PL" fo:font-style="normal" fo:font-weight="normal" fo:background-color="#f8f8f8"/>
    </style:style>
    <style:style style:name="T20" style:family="text">
      <style:text-properties fo:font-variant="normal" fo:text-transform="none" fo:color="#ba2121" style:font-name="monospace" fo:font-size="11.25pt" fo:letter-spacing="normal" fo:language="pl" fo:country="PL" fo:font-style="normal" fo:font-weight="normal" fo:background-color="#f8f8f8"/>
    </style:style>
    <style:style style:name="T21" style:family="text">
      <style:text-properties fo:font-weight="bold"/>
    </style:style>
    <style:style style:name="T22" style:family="text">
      <style:text-properties fo:color="#408080" fo:font-style="italic"/>
    </style:style>
    <style:style style:name="T23" style:family="text">
      <style:text-properties fo:color="#008000" fo:font-weight="bold"/>
    </style:style>
    <style:style style:name="T24" style:family="text">
      <style:text-properties fo:color="#008000" style:font-name="monospace" fo:font-size="11.25pt" fo:language="pl" fo:country="PL" fo:font-style="normal" fo:font-weight="bold"/>
    </style:style>
    <style:style style:name="T25" style:family="text">
      <style:text-properties fo:color="#7d9029"/>
    </style:style>
    <style:style style:name="T26" style:family="text">
      <style:text-properties fo:color="#666666"/>
    </style:style>
    <style:style style:name="T27" style:family="text">
      <style:text-properties fo:color="#ba2121"/>
    </style:style>
    <style:style style:name="T28" style:family="text">
      <style:text-properties style:font-name="monospace" fo:font-size="11.25pt" fo:language="pl" fo:country="P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-0.942cm" fo:margin-right="-1.388cm" style:editable="false">
        <style:columns fo:column-count="1" fo:column-gap="0cm"/>
      </style:section-properties>
    </style:style>
    <style:style style:name="Sect3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firstHeading"/><text:span text:style-name="T13">HTML/Spis znaczników HTML</text:span></text:h>
      <text:section text:style-name="Sect1" text:name="bodyContent">
        <text:section text:style-name="Sect2" text:name="mw-content-text">
          <text:section text:style-name="Sect3" text:name="toc">
            <text:p text:style-name="P11"><text:span text:style-name="T10"/></text:p>
          </text:section>
          <text:h text:style-name="P5" text:outline-level="3"><text:bookmark text:name=".3C.21--_komentarz_--.3E"/><text:bookmark text:name="&lt;!--_komentarz_--&gt;"/><text:span text:style-name="T4">&lt;!-- komentarz --&gt;</text:span><text:span text:style-name="T6">[</text:span><text:a xlink:type="simple" xlink:href="https://pl.wikibooks.org/w/index.php?title=HTML/Spis_znaczników_HTML&amp;action=edit&amp;section=1" text:style-name="Internet_20_link" text:visited-style-name="Visited_20_Internet_20_Link"><text:span text:style-name="T8">edytuj</text:span></text:a><text:span text:style-name="T6">]</text:span></text:h>
          <text:p text:style-name="P8"><text:span text:style-name="T21">Komentarz</text:span> - jest to fragment kodu źródłowego, który nie ma żadnego wpływu na wygląd i funkcjonowanie dokumentu. Używany w celu czysto informacyjnym, jest zazwyczaj przez interpreter pomijany.</text:p>
          <text:p text:style-name="P3"><text:span text:style-name="T22">&lt;!-- komentarz --&gt;</text:span> tutaj będzie galeria</text:p>
          <text:p text:style-name="P2"><text:span text:style-name="T16">&lt;!-- komentarz --&gt;</text:span><text:span text:style-name="T14"> a tutaj tekst</text:span></text:p>
          <text:p text:style-name="P8"><text:span text:style-name="T21">A</text:span> - znacznik informujący przeglądarkę o hiperłączu.</text:p>
          <text:p text:style-name="P2"><text:span text:style-name="T14">&lt;</text:span><text:span text:style-name="T17">a</text:span><text:span text:style-name="T14"> </text:span><text:span text:style-name="T18">href</text:span><text:span text:style-name="T19">=</text:span><text:span text:style-name="T20">"http://adres-strony.domena"</text:span><text:span text:style-name="T14">&gt;tytuł linku&lt;/</text:span><text:span text:style-name="T17">a</text:span><text:span text:style-name="T14">&gt;</text:span></text:p>
          <text:p text:style-name="P8"><text:span text:style-name="T21">B</text:span> - znacznik informujący przeglądarkę o pogrubionym tekście.</text:p>
          <text:p text:style-name="P2"><text:span text:style-name="T14">&lt;</text:span><text:span text:style-name="T17">B</text:span><text:span text:style-name="T14">&gt;pogrubiony tekst&lt;/</text:span><text:span text:style-name="T17">B</text:span><text:span text:style-name="T14">&gt;</text:span></text:p>
          <text:p text:style-name="P8"><text:span text:style-name="T21">BODY</text:span> - użycie znacznika otwierającego</text:p>
          <text:p text:style-name="P1">&lt;<text:span text:style-name="T23">body</text:span>&gt;</text:p>
          <text:p text:style-name="P8">i zamykającego</text:p>
          <text:p text:style-name="P1">&lt;/<text:span text:style-name="T23">body</text:span>&gt;</text:p>
          <text:p text:style-name="P9"><text:span text:style-name="T2">pozwala na wprowadzenie treści dokumentu .html takich jak tabele, tekst, pliki multimedialne.</text:span></text:p>
          <text:p text:style-name="P8"><text:span text:style-name="T21">BORDER</text:span> - Jest to grubość ramki. Przykład:</text:p>
          <text:p text:style-name="P1">&lt;<text:span text:style-name="T23">img</text:span> <text:span text:style-name="T25">src</text:span><text:span text:style-name="T26">=</text:span><text:span text:style-name="T27">""</text:span> <text:span text:style-name="T25">border</text:span><text:span text:style-name="T26">=</text:span><text:span text:style-name="T27">"x"</text:span>&gt;</text:p>
          <text:p text:style-name="P9"><text:span text:style-name="T5">x</text:span><text:span text:style-name="T2"> - grubość.</text:span></text:p>
          <text:p text:style-name="P8"><text:span text:style-name="T21">BR</text:span> - znacznik informujący przeglądarkę o złamaniu linii, czyli przeniesieniu linii do następnego wiersza.</text:p>
          <text:p text:style-name="P3">przykładowy tekst&lt;<text:span text:style-name="T23">BR</text:span>/&gt;</text:p>
          <text:p text:style-name="P2"><text:span text:style-name="T14">reszta tekstu</text:span></text:p>
          <text:p text:style-name="P8"><text:span text:style-name="T21">CAPTION</text:span> - znacznik używany do podpisania tabeli tytułem, bądź opisania czego dotyczy.</text:p>
          <text:p text:style-name="P2"><text:span text:style-name="T14">&lt;</text:span><text:span text:style-name="T17">caption</text:span><text:span text:style-name="T14">&gt;nazwa tabeli&lt;/</text:span><text:span text:style-name="T17">caption</text:span><text:span text:style-name="T14">&gt;</text:span></text:p>
          <text:p text:style-name="P8"><text:soft-page-break/><text:span text:style-name="T21">CENTER</text:span> - znacznik informujący przeglądarkę o wyśrodkowaniu danego elementu, np. obrazu lub tekstu.</text:p>
          <text:p text:style-name="P2"><text:span text:style-name="T14">&lt;</text:span><text:span text:style-name="T17">center</text:span><text:span text:style-name="T14">&gt;Ten tekst zostanie wyśrodkowany!&lt;/</text:span><text:span text:style-name="T17">center</text:span><text:span text:style-name="T14">&gt;</text:span></text:p>
          <text:p text:style-name="P8"><text:span text:style-name="T21">CODE</text:span> - stosowany do prezentacji kodu programu, wyświetlany czcionką o stałej szerokości.</text:p>
          <text:p text:style-name="P2"><text:span text:style-name="T14">&lt;</text:span><text:span text:style-name="T17">code</text:span><text:span text:style-name="T14">&gt;tekst kodu programu&lt;/</text:span><text:span text:style-name="T17">code</text:span><text:span text:style-name="T14">&gt;</text:span></text:p>
          <text:p text:style-name="P8"><text:span text:style-name="T21">Div</text:span> - znacznik informujący przeglądarkę o bloku tekstu, czyli specjalnego formatowania obszaru. Standardowo obiekty ustawiane są pionowo.</text:p>
          <text:p text:style-name="P3">&lt;<text:span text:style-name="T23">div</text:span>&gt;przykładowy tekst</text:p>
          <text:p text:style-name="P1">&lt;/<text:span text:style-name="T23">div</text:span>&gt;</text:p>
          <text:h text:style-name="P5" text:outline-level="3"><text:bookmark text:name="H1.2C_H2.2C_H3.2C_H4.2C_H5.2C_H6"/><text:bookmark text:name="H1,_H2,_H3,_H4,_H5,_H6"/><text:span text:style-name="T12">H1, H2, H3, H4, H5, H6</text:span></text:h>
          <text:p text:style-name="P8">Są to znaczniki informujące przeglądarkę o nagłówkach. h1 tworzy największy tekst, h2 mniejszy, h3 jeszcze mniejszy itd.<text:line-break/>Sposób zastosowania:</text:p>
          <text:p text:style-name="P2"><text:span text:style-name="T14">&lt;</text:span><text:span text:style-name="T17">h1</text:span><text:span text:style-name="T14">&gt; tekst &lt;/</text:span><text:span text:style-name="T17">h1</text:span><text:span text:style-name="T14">&gt;</text:span></text:p>
          <text:p text:style-name="P8"><text:span text:style-name="T21">HEAD</text:span> - para znaczników otwierającego</text:p>
          <text:p text:style-name="P1">&lt;<text:span text:style-name="T23">head</text:span>&gt;</text:p>
          <text:p text:style-name="P8">oraz zamykającego</text:p>
          <text:p text:style-name="P2"><text:span text:style-name="T14">&lt;/</text:span><text:span text:style-name="T17">head</text:span><text:span text:style-name="T14">&gt;</text:span></text:p>
          <text:p text:style-name="P8"><text:span text:style-name="T21">HTML</text:span> - jest pierwszym znacznikiem używanym podczas tworzenia strony w języku HTML. Mówi on o tym, że zawartość odczytywanego pliku to kod napisany właśnie w HTML-u. Znacznik otwierający</text:p>
          <text:p text:style-name="P1">&lt;<text:span text:style-name="T23">html</text:span>&gt;</text:p>
          <text:p text:style-name="P8">i znacznik zamykający umieszczany na końcu kodu</text:p>
          <text:p text:style-name="P2"><text:span text:style-name="T14">&lt;/</text:span><text:span text:style-name="T17">html</text:span><text:span text:style-name="T14">&gt;</text:span></text:p>
          <text:p text:style-name="P8"><text:span text:style-name="T21">I</text:span> - znacznik informujący przeglądarkę o pochyleniu tekstu</text:p>
          <text:p text:style-name="P2"><text:span text:style-name="T14">&lt;</text:span><text:span text:style-name="T17">i</text:span><text:span text:style-name="T14">&gt;pochylony tekst&lt;/</text:span><text:span text:style-name="T17">i</text:span><text:span text:style-name="T14">&gt;</text:span></text:p>
          <text:p text:style-name="P8"><text:span text:style-name="T21">TABLE</text:span> - odpowiada za tworzenie tabel zawierających podpis, nagłówki, komórki i dane.</text:p>
          <text:p text:style-name="P3">&lt;<text:span text:style-name="T23">table</text:span> <text:span text:style-name="T25">border</text:span><text:span text:style-name="T26">=</text:span><text:span text:style-name="T27">"1"</text:span>&gt;</text:p>
          <text:p text:style-name="P4"><text:soft-page-break/><text:s text:c="2"/><text:span text:style-name="T28">&lt;</text:span><text:span text:style-name="T24">caption</text:span><text:span text:style-name="T28">&gt;Statystyki&lt;/</text:span><text:span text:style-name="T24">caption</text:span><text:span text:style-name="T28">&gt;</text:span></text:p>
          <text:p text:style-name="P4"><text:s text:c="4"/><text:span text:style-name="T28">&lt;</text:span><text:span text:style-name="T24">tr</text:span><text:span text:style-name="T28">&gt;</text:span></text:p>
          <text:p text:style-name="P4"><text:s text:c="6"/><text:span text:style-name="T28">&lt;</text:span><text:span text:style-name="T24">th</text:span><text:span text:style-name="T28">&gt;Imię&lt;/</text:span><text:span text:style-name="T24">th</text:span><text:span text:style-name="T28">&gt;</text:span></text:p>
          <text:p text:style-name="P4"><text:s text:c="6"/><text:span text:style-name="T28">&lt;</text:span><text:span text:style-name="T24">th</text:span><text:span text:style-name="T28">&gt;Nazwisko&lt;/</text:span><text:span text:style-name="T24">th</text:span><text:span text:style-name="T28">&gt;</text:span></text:p>
          <text:p text:style-name="P4"><text:s text:c="6"/><text:span text:style-name="T28">&lt;</text:span><text:span text:style-name="T24">th</text:span><text:span text:style-name="T28">&gt;Wiek&lt;/</text:span><text:span text:style-name="T24">th</text:span><text:span text:style-name="T28">&gt;</text:span></text:p>
          <text:p text:style-name="P4"><text:s text:c="4"/><text:span text:style-name="T28">&lt;/</text:span><text:span text:style-name="T24">tr</text:span><text:span text:style-name="T28">&gt;</text:span></text:p>
          <text:p text:style-name="P4"><text:s text:c="4"/><text:span text:style-name="T28">&lt;</text:span><text:span text:style-name="T24">tr</text:span><text:span text:style-name="T28">&gt;</text:span></text:p>
          <text:p text:style-name="P4"><text:s text:c="6"/><text:span text:style-name="T28">&lt;</text:span><text:span text:style-name="T24">td</text:span><text:span text:style-name="T28">&gt;Olga&lt;/</text:span><text:span text:style-name="T24">td</text:span><text:span text:style-name="T28">&gt;</text:span></text:p>
          <text:p text:style-name="P4"><text:s text:c="6"/><text:span text:style-name="T28">&lt;</text:span><text:span text:style-name="T24">td</text:span><text:span text:style-name="T28">&gt;Kowalska&lt;/</text:span><text:span text:style-name="T24">td</text:span><text:span text:style-name="T28">&gt;</text:span></text:p>
          <text:p text:style-name="P4"><text:s text:c="6"/><text:span text:style-name="T28">&lt;</text:span><text:span text:style-name="T24">td</text:span><text:span text:style-name="T28">&gt;20&lt;/</text:span><text:span text:style-name="T24">td</text:span><text:span text:style-name="T28">&gt;</text:span></text:p>
          <text:p text:style-name="P4"><text:s text:c="4"/><text:span text:style-name="T28">&lt;/</text:span><text:span text:style-name="T24">tr</text:span><text:span text:style-name="T28">&gt;</text:span></text:p>
          <text:p text:style-name="P2"><text:span text:style-name="T14">&lt;/</text:span><text:span text:style-name="T17">table</text:span><text:span text:style-name="T14">&gt;</text:span></text:p>
          <text:p text:style-name="P8"><text:span text:style-name="T21">TD</text:span> - pozwala zdefiniować komórkę tabeli.</text:p>
          <text:p text:style-name="P2"><text:span text:style-name="T14">&lt;</text:span><text:span text:style-name="T17">td</text:span><text:span text:style-name="T14">&gt;tekst&lt;/</text:span><text:span text:style-name="T17">td</text:span><text:span text:style-name="T14">&gt;</text:span></text:p>
          <text:p text:style-name="P8"><text:span text:style-name="T21">TH</text:span> - znacznik używany do tworzenia komórek nagłówka tabeli.</text:p>
          <text:p text:style-name="P2"><text:span text:style-name="T14">&lt;</text:span><text:span text:style-name="T17">th</text:span><text:span text:style-name="T14">&gt;tekst&lt;/</text:span><text:span text:style-name="T17">th</text:span><text:span text:style-name="T14">&gt;</text:span></text:p>
          <text:p text:style-name="P9"><text:span text:style-name="T5">TR</text:span><text:span text:style-name="T2"> - odpowiada za utworzenie nowego wiersza tabeli.</text:span></text:p>
          <text:p text:style-name="P8"><text:span text:style-name="T21">Strong</text:span> - Pozwala na wyróżnienie tekstu.</text:p>
          <text:p text:style-name="P1">&lt;<text:span text:style-name="T23">em</text:span>&gt;Wyróżnienie zwykłe (emfaza)&lt;/<text:span text:style-name="T23">em</text:span>&gt;</text:p>
          <text:p text:style-name="P1">&lt;<text:span text:style-name="T23">strong</text:span>&gt;i mocniejsze wyróżnienie (mocna emfaza)&lt;/<text:span text:style-name="T23">strong</text:span>&gt;</text:p>
        </text:section>
        <text:p text:style-name="P6"><draw:frame draw:style-name="fr1" draw:name="Ramka2" text:anchor-type="char" svg:width="0.041cm" draw:z-index="0"><draw:text-box fo:min-height="0.041cm"><text:p text:style-name="Text_20_body"><text:a xlink:type="simple" xlink:href="https://pl.wikibooks.org/wiki/HTML/Spis_znaczników_HTML#p-search" text:style-name="Internet_20_link" text:visited-style-name="Visited_20_Internet_20_Link"><text:span text:style-name="T1">Przejdź do wyszukiwania</text:span></text:a></text:p></draw:text-box></draw:frame><draw:frame draw:style-name="fr1" draw:name="Ramka1" text:anchor-type="char" svg:width="0.041cm" draw:z-index="1"><draw:text-box fo:min-height="0.041cm"><text:p text:style-name="Text_20_body"><text:a xlink:type="simple" xlink:href="https://pl.wikibooks.org/wiki/HTML/Spis_znaczników_HTML#mw-head" text:style-name="Internet_20_link" text:visited-style-name="Visited_20_Internet_20_Link"><text:span text:style-name="T1">Przejdź do nawigacji</text:span></text:a></text:p></draw:text-box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OpenSymbol" svg:font-family="OpenSymbol"/>
    <style:font-face style:name="monospace" svg:font-family="monospace, monospace"/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63cm" fo:margin-bottom="0.79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8-10-26T21:12:19</meta:creation-date>
    <meta:document-statistic meta:table-count="0" meta:image-count="0" meta:object-count="0" meta:page-count="3" meta:paragraph-count="66" meta:word-count="341" meta:character-count="2636"/>
    <dc:date>2018-10-26T21:16:51.39</dc:date>
    <dc:creator>jm jm</dc:creator>
    <meta:editing-duration>PT4M32S</meta:editing-duration>
    <meta:editing-cycles>1</meta:editing-cycles>
    <meta:generator>OpenOffice/4.1.1$Win32 OpenOffice.org_project/411m6$Build-9775</meta:generator>
  </office:meta>
</office:document-meta>
</file>